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Head">
      <style:paragraph-properties>
        <style:tab-stops>
          <style:tab-stop style:position="0.5835in"/>
          <style:tab-stop style:position="2.1874in"/>
        </style:tab-stops>
      </style:paragraph-properties>
    </style:style>
    <style:style style:name="P6"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7" style:family="paragraph" style:parent-style-name="Table_20_Text">
      <style:paragraph-properties>
        <style:tab-stops>
          <style:tab-stop style:position="0.5835in"/>
          <style:tab-stop style:position="1.6665in"/>
        </style:tab-stops>
      </style:paragraph-properties>
    </style:style>
    <style:style style:name="P8" style:family="paragraph" style:parent-style-name="Table_20_Text">
      <style:paragraph-properties style:snap-to-layout-grid="false">
        <style:tab-stops>
          <style:tab-stop style:position="0.5835in"/>
          <style:tab-stop style:position="1.6665in"/>
        </style:tab-stops>
      </style:paragraph-properties>
    </style:style>
    <style:style style:name="P9" style:family="paragraph" style:parent-style-name="Table_20_Text">
      <style:paragraph-properties>
        <style:tab-stops>
          <style:tab-stop style:position="0.6807in"/>
          <style:tab-stop style:position="2in"/>
        </style:tab-stops>
      </style:paragraph-properties>
    </style:style>
    <style:style style:name="P10" style:family="paragraph" style:parent-style-name="Table_20_Text">
      <style:text-properties style:font-name="TheSansMonoConNormal" style:font-name-complex="TheSansMonoConNormal"/>
    </style:style>
    <style:style style:name="P11" style:family="paragraph" style:parent-style-name="Text_20_body">
      <style:paragraph-properties fo:margin-top="0.1665in" fo:margin-bottom="0.0835in" style:contextual-spacing="false"/>
    </style:style>
    <style:style style:name="P12" style:family="paragraph" style:parent-style-name="Header">
      <style:paragraph-properties fo:margin-left="-0.3126in" fo:margin-right="0in" fo:text-align="end" style:justify-single-word="false" fo:text-indent="0in" style:auto-text-indent="false"/>
    </style:style>
    <style:style style:name="P13" style:family="paragraph" style:parent-style-name="Chapter_20_Title" style:master-page-name="First_20_Page">
      <style:paragraph-properties style:page-number="auto"/>
    </style:style>
    <style:style style:name="P14" style:family="paragraph">
      <style:paragraph-properties fo:margin-top="0in" fo:margin-bottom="0.0835in" style:writing-mode="lr-tb"/>
    </style:style>
    <style:style style:name="P15"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4aa5d"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4aa5d" style:font-size-asian="8pt" style:font-name-complex="HelveticaNeue Condensed" style:font-size-complex="8pt"/>
    </style:style>
    <style:style style:name="T6" style:family="text">
      <style:text-properties officeooo:rsid="00036ad0"/>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fo:font-weight="bold" style:font-weight-asian="bold" style:font-name-complex="Utopia-Bold" style:font-weight-complex="bold"/>
    </style:style>
    <style:style style:name="T10" style:family="text">
      <style:text-properties style:font-name="Utopia-Bold" style:font-name-complex="Utopia-Bold"/>
    </style:style>
    <style:style style:name="T11" style:family="text">
      <style:text-properties style:font-name="Utopia-Bold" style:font-name-complex="Utopia-Bold" style:font-weight-complex="bold"/>
    </style:style>
    <style:style style:name="T12" style:family="text">
      <style:text-properties style:font-name-asian="TheSansMonoConNormal"/>
    </style:style>
    <style:style style:name="T13" style:family="text">
      <style:text-properties style:font-name-asian="Arial Narrow"/>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SemiLight" style:font-name-complex="TheSansMonoCondensed-SemiLight" style:font-size-complex="9pt"/>
    </style:style>
    <style:style style:name="T16"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7"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18"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1336224" text:id="ct171336224">
          <text:insertion>
            <office:change-info>
              <dc:creator>Ray Lischner</dc:creator>
              <dc:date>2013-08-18T09: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imple Input<text:span text:style-name="Comment_20_Reference"><text:span text:style-name="T8"><office:annotation><dc:creator>Stefan Turalski</dc:creator><dc:date>2013-08-13T21:26:00</dc:date><text:p text:style-name="P14"><text:span text:style-name="T16">Other that the formatting looks a bit strange I don't see issues.</text:span></text:p><text:p text:style-name="P14"><text:span text:style-name="T16">I guess it's a chapter on simple input, thus no need to cover reserve, subject of string termination or C++11's u32string.</text:span></text:p><text:p text:style-name="P14"><text:span text:style-name="T16">However, it would be really nice to see</text:span></text:p><text:p text:style-name="P15"><text:span text:style-name="T17">std::getline(</text:span><text:span text:style-name="T17"><text:a xlink:href="http://en.cppreference.com/w/cpp/io/basic_istream" xlink:type="simple">std::cin</text:a></text:span><text:span text:style-name="T17">, name);</text:span></text:p><text:p text:style-name="P14"><text:span text:style-name="T16">Especially as the subject of ingnoring whitespaces is covered into quite a depth.</text:span></text:p></office:annotation></text:span></text:span><text:change-start text:change-id="ct171336224"/><text:span text:style-name="Comment_20_Reference"><text:span text:style-name="T8"><office:annotation><dc:creator>Ray Lischner</dc:creator><dc:date>2013-08-18T09:24:12</dc:date><text:list text:style-name=""><text:list-item><text:p text:style-name="P16"><text:span text:style-name="T18">Reply to Stefan Turalski (08/13/2013, 21:26): "..."</text:span></text:p></text:list-item><text:list-item><text:p><text:span text:style-name="T19"/></text:p></text:list-item><text:list-item><text:p><text:span text:style-name="T19">getline is covered later,</text:span></text:p></text:list-item><text:list-item><text:p><text:span text:style-name="T19">as is u32string (much later).</text:span></text:p></text:list-item><text:list-item><text:p><text:span text:style-name="T19"/></text:p></text:list-item><text:list-item><text:p><text:span text:style-name="T19">I haven’t installed the MonoSansCondensed font, so that font isn’t embedded in the document, so code listings don’t look right.</text:span></text:p></text:list-item><text:list-item><text:p><text:span text:style-name="T19"/></text:p></text:list-item></text:list></office:annotation></text:span></text:span><text:change-end text:change-id="ct171336224"/></text:p>
      <text:p text:style-name="Body_20_Text_20_First">So far, the Explorations have focused on output. Now it’s time to turn your attention to input. Given that the output operator is <text:span text:style-name="Code_20_Inline">&lt;&lt;</text:span>, <text:span text:style-name="T9">what do you expect the input operator to be? </text:span><text:span text:style-name="T11">________________</text:span></text:p>
      <text:p text:style-name="Text_20_body">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Text_20_body">Listing 5‑1 shows a simple program that performs input and output.</text:p>
      <text:p text:style-name="Code_20_Caption"><text:span text:style-name="T7">Listing 5‑1.</text:span> Demonstrating Input and Output</text:p>
      <text:p text:style-name="Code">#include &lt;iostream&gt;</text:p>
      <text:p text:style-name="Code"/>
      <text:p text:style-name="Code">int main()</text:p>
      <text:p text:style-name="Code">{</text:p>
      <text:p text:style-name="Code"><text:span text:style-name="T12"><text:s text:c="3"/></text:span>std::cout &lt;&lt; "Enter a number: ";</text:p>
      <text:p text:style-name="Code"><text:span text:style-name="T12"><text:s text:c="3"/></text:span>int x;</text:p>
      <text:p text:style-name="Code"><text:span text:style-name="T12"><text:s text:c="3"/></text:span>std::cin &gt;&gt; x;</text:p>
      <text:p text:style-name="Code"><text:span text:style-name="T12"><text:s text:c="3"/></text:span>std::cout &lt;&lt; "Enter another number: ";</text:p>
      <text:p text:style-name="Code"><text:span text:style-name="T12"><text:s text:c="3"/></text:span>int y;</text:p>
      <text:p text:style-name="Code"><text:span text:style-name="T12"><text:s text:c="3"/></text:span>std::cin &gt;&gt; y;</text:p>
      <text:p text:style-name="Code"/>
      <text:p text:style-name="Code"><text:span text:style-name="T12"><text:s text:c="3"/></text:span>int z{x + y};</text:p>
      <text:p text:style-name="Code"><text:span text:style-name="T12"><text:s text:c="3"/></text:span>std::cout &lt;&lt; "The sum of " &lt;&lt; x &lt;&lt; " and " &lt;&lt; y &lt;&lt; " is " &lt;&lt; z &lt;&lt; "\n";</text:p>
      <text:p text:style-name="Code">}</text:p>
      <text:p text:style-name="Text_20_body">
<text:span text:style-name="Strong_20_Emphasis">How many numbers does Listing 5‑1 read from the standard input?</text:span>
<text:span text:style-name="T7"> ________________</text:span>
</text:p>
      <text:p text:style-name="Text_20_body">Suppose you enter <text:span text:style-name="Code_20_Inline">42</text:span> and <text:span text:style-name="Code_20_Inline">21</text:span> as the two input values. <text:span text:style-name="T9">What do you expect for the output?</text:span></text:p>
      <text:p text:style-name="Unnumbered_20_List">_____________________________________________________________</text:p>
      <text:p text:style-name="Text_20_body">Now run the program, and check your prediction. I hope you got <text:span text:style-name="Code_20_Inline">63</text:span>. Suppose you type the following as input?</text:p>
      <text:p text:style-name="Code"><text:soft-page-break/>42*21</text:p>
      <text:p text:style-name="Text_20_body">
<text:span text:style-name="Strong_20_Emphasis">What do you predict will be the output?</text:span>
</text:p>
      <text:p text:style-name="Unnumbered_20_List">_____________________________________________________________</text:p>
      <text:p text:style-name="Text_20_body">Test your hypothesis. <text:span text:style-name="T9">What is the actual output?</text:span></text:p>
      <text:p text:style-name="Unnumbered_20_List">_____________________________________________________________</text:p>
      <text:p text:style-name="Text_20_body">Do you see what happened? If not, try <text:span text:style-name="Code_20_Inline">xyz</text:span> as the input to the program. Try <text:span text:style-name="Code_20_Inline">42-21</text:span>. Try <text:span text:style-name="Code_20_Inline">42.21</text:span>.</text:p>
      <text:p text:style-name="Text_20_body">The program exhibits two distinct behaviors that you need to understand. First, to read an <text:span text:style-name="Code_20_Inline">int</text:span>, the input stream must contain a valid integer.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Text_20_body">The second behavior is what you discovered in the previous Exploration; uninitialized <text:span text:style-name="Code_20_Inline">int</text:span> variables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Text_20_body">Thus, when the input is <text:span text:style-name="Code_20_Inline">xyz</text:span>, both reads fail, and undefined behavior results.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Text_20_body">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Text_20_body">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Text_20_body">Did you think that integers could be so complicated? Surely strings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text:span text:style-name="T7">Listing 5‑2.</text:span> Reading Strings</text:p>
      <text:p text:style-name="Code">#include &lt;iostream&gt;</text:p>
      <text:p text:style-name="Code"><text:soft-page-break/>#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text:span text:style-name="T12"><text:s text:c="3"/></text:span>std::cout &lt;&lt; "Hello, " &lt;&lt; name &lt;&lt; ", how are you? ";</text:p>
      <text:p text:style-name="Code"><text:span text:style-name="T12"><text:s text:c="3"/></text:span>std::string response{};</text:p>
      <text:p text:style-name="Code"><text:span text:style-name="T12"><text:s text:c="3"/></text:span>std::cin &gt;&gt; response;</text:p>
      <text:p text:style-name="Code"><text:span text:style-name="T12"><text:s text:c="3"/></text:span>std::cout &lt;&lt; "Good-bye, " &lt;&lt; name &lt;&lt; ". I'm glad you feel " &lt;&lt; response &lt;&lt; "\n";</text:p>
      <text:p text:style-name="Code">}</text:p>
      <text:p text:style-name="Text_20_body">Listing 5‑2 is clearly not a model of artificial intelligence, but it demonstrates one thing well. Suppose the input is as follows:</text:p>
      <text:p text:style-name="Code">Ray Lischner</text:p>
      <text:p text:style-name="Code">Fine</text:p>
      <text:p text:style-name="Text_20_body">
<text:span text:style-name="Strong_20_Emphasis">
<text:span text:style-name="T10">What do you expect as the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Run the program and test your hypothesis. <text:span text:style-name="T9">Were you correct?</text:span> ________________</text:p>
      <text:p text:style-name="Text_20_body">Explain.</text:p>
      <text:p text:style-name="Unnumbered_20_List">_____________________________________________________________</text:p>
      <text:p text:style-name="Unnumbered_20_List">_____________________________________________________________</text:p>
      <text:p text:style-name="Text_20_body">Experiment with different input and try to discern the rules that C++ uses to delimit a string in the input stream. Ready? Go ahead. I’ll wait until you’re done.</text:p>
      <text:p text:style-name="Text_20_body">Back so soon? <text:span text:style-name="T9">How does C++ delimit strings in an input stre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Text_20_body">So what happens when you mix integers and strings? <text:span text:style-name="T9">Write a program that asks for a person’s name (first name only) and age (in years) and then echoes the input to the standard output.</text:span> Which do you want to ask for first? Print the information after reading it.</text:p>
      <text:p text:style-name="Text_20_body">Table 5‑1 shows some sample inputs for your program. Next to each one, <text:span text:style-name="T9">write your prediction for the program’s output.</text:span> Then run the program, and <text:span text:style-name="T9">write the actual output.</text:span> </text:p>
      <text:p text:style-name="Table_20_Caption"><text:span text:style-name="T7">Table 5‑1.</text:span> Sample Inputs for Name and Age</text:p>
      <table:table table:name="Table1" table:style-name="Table1">
        <table:table-column table:style-name="Table1.A" table:number-columns-repeated="3"/>
        <table:table-row table:style-name="Table1.1">
          <table:table-cell table:style-name="Table1.A1" office:value-type="string">
            <text:p text:style-name="P5">Input</text:p>
          </table:table-cell>
          <table:table-cell table:style-name="Table1.A1" office:value-type="string">
            <text:p text:style-name="P5"><text:span text:style-name="T13"><text:s text:c="12"/></text:span>Predicted Output</text:p>
          </table:table-cell>
          <table:table-cell table:style-name="Table1.A1" office:value-type="string">
            <text:p text:style-name="P5">Actual Output</text:p>
          </table:table-cell>
        </table:table-row>
        <table:table-row table:style-name="Table1.1">
          <table:table-cell table:style-name="Table1.A1" office:value-type="string">
            <text:p text:style-name="P7">
<text:span text:style-name="Code_20_Inline">Ray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 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 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text:span>
<text:line-break/>
<text:span text:style-name="Code_20_Inline">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text:span>
<text:line-break/>
<text:span text:style-name="Code_20_Inline">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44</text:span>
</text:p>
          </table:table-cell>
          <table:table-cell table:style-name="Table1.A1" office:value-type="string">
            <text:p text:style-name="P8"/>
          </table:table-cell>
          <table:table-cell table:style-name="Table1.A1" office:value-type="string">
            <text:p text:style-name="P8"/>
          </table:table-cell>
        </table:table-row>
      </table:table>
      <text:p text:style-name="Text_20_body">Think of the standard input as a stream of characters. Regardless of how the user types those characters, the program sees them arrive one by one. (Okay, they arrive in big chunks, by the buffer-load, but that’s a minor implementation detail. As far as you are concerned, your program reads one character at a time, and it doesn’t matter that the character comes from the buffer, not the actual input device.) Thus, the program always maintains the notion of a current position in the stream. The next read operation always starts at that position.</text:p>
      <text:p text:style-name="Text_20_body">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Text_20_body">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14">not</text:span> a valid integer character.</text:p>
      <text:p text:style-name="Text_20_body"><text:soft-page-break/>When reading a string, all the characters are grabbed from the stream until a whitespace character is reached. Thus, the string variable does not contain any whitespace characters. The next read operation will skip over the whitespace, as described earlier.</text:p>
      <text:p text:style-name="Text_20_body">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Text_20_body">Listing 5‑3 shows my version of the name-first program. Naturally, your program will differ in the details, but the basic outline should agree with yours.</text:p>
      <text:p text:style-name="Code_20_Caption"><text:span text:style-name="T7">Listing 5‑3.</text:span> Getting the User’s Name and Age</text:p>
      <text:p text:style-name="Code">#include &lt;iostream&gt;</text:p>
      <text:p text:style-name="Code">#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Hello, " &lt;&lt; name &lt;&lt; ",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
<text:span text:style-name="Strong_20_Emphasis">
<text:span text:style-name="T10">Now modify the program to reverse the order of the name and age, and try all the input values again. Explain what you observe.</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Text_20_body">In other words, when the program cannot read the user’s age, it won’t be able to read the name, either. That’s why the program gets both name and age correct, or it gets both wrong.</text:p>
      <text:p text:style-name="Text_20_body"><text:soft-page-break/>Listing 5‑4 shows my version of the age-first program.</text:p>
      <text:p text:style-name="Code_20_Caption"><text:span text:style-name="T7">Listing 5‑4.</text:span> Getting the User’s Age and Then Name</text:p>
      <text:p text:style-name="Code">#include &lt;iostream&gt;</text:p>
      <text:p text:style-name="Code">#include &lt;string&gt;</text:p>
      <text:p text:style-name="Code"/>
      <text:p text:style-name="Code">int main()</text:p>
      <text:p text:style-name="Code">{</text:p>
      <text:p text:style-name="Code"><text:span text:style-name="T12"><text:s text:c="3"/></text:span>std::cout &lt;&lt;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Table 5‑2 shows a truncated version of the output (just the name and age) in each situation.</text:p>
      <text:p text:style-name="Table_20_Caption"><text:span text:style-name="T7">Table 5‑2.</text:span> Interpreting Input the C++ Way</text:p>
      <table:table table:name="Table2" table:style-name="Table2">
        <table:table-column table:style-name="Table2.A" table:number-columns-repeated="3"/>
        <table:table-row table:style-name="Table2.1">
          <table:table-cell table:style-name="Table2.A1" office:value-type="string">
            <text:p text:style-name="P6">Input</text:p>
          </table:table-cell>
          <table:table-cell table:style-name="Table2.A1" office:value-type="string">
            <text:p text:style-name="P6"><text:span text:style-name="T13"><text:s text:c="6"/></text:span>Name First</text:p>
          </table:table-cell>
          <table:table-cell table:style-name="Table2.A1" office:value-type="string">
            <text:p text:style-name="P6">Age First</text:p>
          </table:table-cell>
        </table:table-row>
        <table:table-row table:style-name="Table2.1">
          <table:table-cell table:style-name="Table2.A1" office:value-type="string">
            <text:p text:style-name="P9">
<text:span text:style-name="Code_20_Inline">Ray44</text:span>
</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
<text:span text:style-name="Code_20_Inline">44Ray</text:span>
</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
<text:span text:style-name="Code_20_Inline">Ray</text:span>
<text:span text:style-name="Code_20_Inline">44</text:span>
</text:p>
          </table:table-cell>
          <table:table-cell table:style-name="Table2.A1" office:value-type="string">
            <text:p text:style-name="P9"><text:span text:style-name="Code_20_Inline">"Ray"</text:span>, <text:span text:style-name="Code_20_Inline">44</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
<text:span text:style-name="Code_20_Inline">44</text:span>
<text:span text:style-name="Code_20_Inline">Ray</text:span>
</text:p>
          </table:table-cell>
          <table:table-cell table:style-name="Table2.A1" office:value-type="string">
            <text:p text:style-name="P9"><text:span text:style-name="Code_20_Inline">"44"</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10">Ray</text:p>
            <text:p text:style-name="P10">44</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10">44<text:line-break/>Ray</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9">
<text:span text:style-name="Code_20_Inline">44#Ray</text:span>
</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
<text:span text:style-name="Code_20_Inline">Ray#44</text:span>
</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T15">""</text:span></text:p>
          </table:table-cell>
        </table:table-row>
      </table:table>
      <text:p text:style-name="P11">Handling errors in an input stream requires some more advanced C++, but handling errors in your code is something you can take care of right now. The next Exploration helps you untangle compiler error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Preformatted_20_Char" style:display-name="HTML Preformatted Char" style:family="text">
      <style:text-properties style:font-name="Courier" style:font-name-complex="Courier"/>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4aa5d"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4aa5d" style:font-size-asian="8pt" style:font-name-complex="HelveticaNeue Condensed" style:font-size-complex="8pt"/>
    </style:style>
    <style:style style:name="MT6" style:family="text">
      <style:text-properties officeooo:rsid="00036ad0"/>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6963232" text:id="ct166963232">
            <text:insertion>
              <office:change-info>
                <dc:creator>Ray Lischner</dc:creator>
                <dc:date>2013-08-18T09:48:00</dc:date>
              </office:change-info>
            </text:insertion>
          </text:changed-region>
          <text:changed-region xml:id="ct173429728" text:id="ct173429728">
            <text:deletion>
              <office:change-info>
                <dc:creator>Ray Lischner</dc:creator>
                <dc:date>2013-08-18T09:48:00</dc:date>
              </office:change-info>
              <text:p text:style-name="MP1">
<text:span text:style-name="MT2">CHAPTER</text:span>
</text:p>
            </text:deletion>
          </text:changed-region>
        </text:tracked-changes>
        <text:p text:style-name="MP1">
<text:change-start text:change-id="ct166963232"/>
<text:span text:style-name="MT1">EXPLORATION</text:span>
<text:change-end text:change-id="ct166963232"/>
<text:change text:change-id="ct173429728"/>
<text:span text:style-name="MT2"> 5 </text:span>
<text:span text:style-name="MT3"></text:span>
<text:span text:style-name="MT4"> Simple Input</text:span>
</text:p>
      </style:header>
      <style:header-left style:display="false">
        <text:tracked-changes>
          <text:changed-region xml:id="ct179400912" text:id="ct179400912">
            <text:insertion>
              <office:change-info>
                <dc:creator>Ray Lischner</dc:creator>
                <dc:date>2013-08-18T09:47:00</dc:date>
              </office:change-info>
            </text:insertion>
          </text:changed-region>
          <text:changed-region xml:id="ct167910032" text:id="ct167910032">
            <text:deletion>
              <office:change-info>
                <dc:creator>Ray Lischner</dc:creator>
                <dc:date>2013-08-18T09:48:00</dc:date>
              </office:change-info>
              <text:p text:style-name="Header">
<text:span text:style-name="MT4">CHAPTER</text:span>
</text:p>
            </text:deletion>
          </text:changed-region>
        </text:tracked-changes>
        <text:p text:style-name="Header">
<text:change-start text:change-id="ct179400912"/>
<text:span text:style-name="MT5">EXPLO</text:span>
<text:span text:style-name="MT5">R</text:span>
<text:span text:style-name="MT5">ATIO</text:span>
<text:span text:style-name="MT5">N</text:span>
<text:change-end text:change-id="ct179400912"/>
<text:change text:change-id="ct167910032"/>
<text:span text:style-name="MT4"> 5 </text:span>
<text:span text:style-name="MT3"></text:span>
<text:span text:style-name="MT4"> Simple Input</text:span>
</text:p>
      </style:header-left>
      <style:footer>
        <text:p text:style-name="MP2">
<text:page-number text:select-page="current">5</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171035600" text:id="ct171035600">
            <text:insertion>
              <office:change-info>
                <dc:creator>Ray Lischner</dc:creator>
                <dc:date>2013-08-18T09:23:00</dc:date>
              </office:change-info>
            </text:insertion>
          </text:changed-region>
          <text:changed-region xml:id="ct178242480" text:id="ct178242480">
            <text:deletion>
              <office:change-info>
                <dc:creator>Ray Lischner</dc:creator>
                <dc:date>2013-08-18T09:2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2.0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71035600"/><text:span text:style-name="MT6">E X P L O R A T I O N</text:span><text:change-end text:change-id="ct171035600"/><text:change text:change-id="ct178242480"/><text:s/>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7:00</meta:creation-date>
    <dc:creator>Ray Lischner</dc:creator>
    <dc:date>2013-08-18T09:48:16</dc:date>
    <meta:print-date>2009-03-19T10:05:00</meta:print-date>
    <meta:editing-cycles>7</meta:editing-cycles>
    <meta:editing-duration>PT3M</meta:editing-duration>
    <meta:generator>LibreOffice/4.0-5$Linux_X86_64 LibreOffice_project/400m0$Build-305</meta:generator>
    <meta:document-statistic meta:table-count="2" meta:image-count="0" meta:object-count="0" meta:page-count="6" meta:paragraph-count="159" meta:word-count="1816" meta:character-count="10995" meta:non-whitespace-character-count="9211"/>
    <meta:user-defined meta:name="Chapter Number">05</meta:user-defined>
    <meta:user-defined meta:name="Status">TR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